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3" style:family="paragraph" style:parent-style-name="Standard" style:list-style-name="WWNum1">
      <style:paragraph-properties fo:margin-left="1.5in" fo:margin-right="0in" fo:text-indent="-0.25in" style:auto-text-indent="false" fo:break-before="auto" fo:break-after="auto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7" style:family="paragraph" style:parent-style-name="Standard" style:list-style-name="WWNum1">
      <style:paragraph-properties fo:margin-left="2in" fo:margin-right="0in" fo:text-indent="-0.25in" style:auto-text-indent="false" fo:break-before="auto" fo:break-after="auto"/>
    </style:style>
    <style:style style:name="P8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9" style:family="paragraph" style:parent-style-name="Standard" style:list-style-name="WWNum1">
      <style:paragraph-properties fo:margin-left="2.5in" fo:margin-right="0in" fo:text-indent="-0.25in" style:auto-text-indent="false" fo:break-before="auto" fo:break-after="auto"/>
    </style:style>
    <style:style style:name="P10" style:family="paragraph" style:parent-style-name="Standard" style:list-style-name="WWNum1">
      <style:paragraph-properties fo:margin-left="2.5in" fo:margin-right="0in" fo:margin-top="0in" fo:margin-bottom="0in" loext:contextual-spacing="false" fo:text-indent="-0.25in" style:auto-text-indent="false" fo:break-before="auto" fo:break-after="auto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12" style:family="paragraph" style:parent-style-name="Heading_20_1" style:list-style-name="WWNum1">
      <style:paragraph-properties fo:margin-left="0.5in" fo:margin-right="0in" fo:margin-top="0.278in" fo:margin-bottom="0in" loext:contextual-spacing="false" fo:text-indent="-0.25in" style:auto-text-indent="false" fo:break-before="auto" fo:break-after="auto"/>
    </style:style>
    <style:style style:name="P13" style:family="paragraph" style:parent-style-name="Heading_20_1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14" style:family="paragraph" style:parent-style-name="Heading_20_1" style:master-page-name="Standard">
      <style:paragraph-properties style:page-number="1" fo:break-before="auto" fo:break-after="auto"/>
    </style:style>
    <style:style style:name="P15" style:family="paragraph" style:parent-style-name="Heading_20_2" style:list-style-name="WWNum1">
      <style:paragraph-properties fo:margin-left="1in" fo:margin-right="0in" fo:margin-top="0in" fo:margin-bottom="0.0835in" loext:contextual-spacing="false" fo:text-indent="-0.25in" style:auto-text-indent="false" fo:break-before="auto" fo:break-aft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3c4043" style:font-name="Roboto" fo:font-size="10.5pt" style:font-name-asian="Roboto1" style:font-size-asian="10.5pt" style:font-name-complex="Roboto1" style:font-size-complex="10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qrj42wc3x2ta"/>Тестовое задание PHP разработчика</text:p>
      <text:p text:style-name="P1">Вёрстка: <text:a xlink:type="simple" xlink:href="https://disk.yandex.ru/d/qtI4_81_j6x5Ow" text:style-name="ListLabel_20_10" text:visited-style-name="ListLabel_20_10"><text:span text:style-name="T1">https://disk.yandex.ru/d/qtI4_81_j6x5Ow</text:span></text:a> </text:p>
      <text:list xml:id="list3354899571" text:style-name="WWNum1">
        <text:list-item>
          <text:p text:style-name="P12"><text:bookmark text:name="_y9kjvnyqkxf3"/><text:s/>Функциональные требования</text:p>
          <text:list>
            <text:list-item>
              <text:p text:style-name="P15"><text:bookmark text:name="_3noemuz542du"/>Меню</text:p>
            </text:list-item>
          </text:list>
        </text:list-item>
      </text:list>
      <text:p text:style-name="P2">Должно содержать следующие элементы:</text:p>
      <text:list xml:id="list113334577453130" text:continue-numbering="true" text:style-name="WWNum1">
        <text:list-item>
          <text:list>
            <text:list-item>
              <text:list>
                <text:list-item>
                  <text:p text:style-name="P3">Материалы - при клике должна открываться страница списка материалов;</text:p>
                </text:list-item>
                <text:list-item>
                  <text:p text:style-name="P3">Теги - при клике должна открываться страница списка тегов;</text:p>
                </text:list-item>
                <text:list-item>
                  <text:p text:style-name="P4">Категории - при клике должна открываться страница списка категорий;</text:p>
                </text:list-item>
              </text:list>
            </text:list-item>
            <text:list-item>
              <text:p text:style-name="P15"><text:bookmark text:name="_np7zwf7v1gzv"/>Страница списка материалов</text:p>
            </text:list-item>
          </text:list>
        </text:list-item>
      </text:list>
      <text:p text:style-name="P2">На данной странице должны располагаться:</text:p>
      <text:list xml:id="list113334975385416" text:continue-numbering="true" text:style-name="WWNum1">
        <text:list-item>
          <text:list>
            <text:list-item>
              <text:list>
                <text:list-item>
                  <text:p text:style-name="P3">кнопка “Добавить” - при клике должна открываться страница создания и редактирования материала;</text:p>
                </text:list-item>
                <text:list-item>
                  <text:p text:style-name="P3">блок поиска:</text:p>
                  <text:list>
                    <text:list-item>
                      <text:p text:style-name="P7"><text:span text:style-name="T3">поисковая</text:span> строка;</text:p>
                    </text:list-item>
                    <text:list-item>
                      <text:p text:style-name="P7">кнопка “Искать”:</text:p>
                      <text:list>
                        <text:list-item>
                          <text:p text:style-name="P9">при клике должен происходить поиск по материалам;</text:p>
                        </text:list-item>
                        <text:list-item>
                          <text:p text:style-name="P9">если поисковая строка не пустая, то должны искаться вхождения поисковой строки в название материала, авторах, тегах и категориях;</text:p>
                        </text:list-item>
                      </text:list>
                    </text:list-item>
                  </text:list>
                </text:list-item>
                <text:list-item>
                  <text:p text:style-name="P3">таблица результатов поиска, со столбцами:</text:p>
                  <text:list>
                    <text:list-item>
                      <text:p text:style-name="P7">Название - название материала в виде ссылки на просмотр материала;</text:p>
                    </text:list-item>
                    <text:list-item>
                      <text:p text:style-name="P7">Авторы - авторы материала;</text:p>
                    </text:list-item>
                    <text:list-item>
                      <text:p text:style-name="P7">Тип - тип материала;</text:p>
                    </text:list-item>
                    <text:list-item>
                      <text:p text:style-name="P7">Категория - категория материала;</text:p>
                    </text:list-item>
                    <text:list-item>
                      <text:p text:style-name="P7">Действия:</text:p>
                      <text:list>
                        <text:list-item>
                          <text:p text:style-name="P9">Редактирование - при клике должна открываться страница создания и редактирования материала;</text:p>
                        </text:list-item>
                        <text:list-item>
                          <text:p text:style-name="P10">Удаление - при клике должно запрашиваться подтверждение удаления, при одобрении должно происходить удаление материала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bookmark text:name="_p7jtr5rbwcvp"/>Страница создания и редактирования материала</text:p>
            </text:list-item>
          </text:list>
        </text:list-item>
      </text:list>
      <text:p text:style-name="P2"><text:soft-page-break/>На данной странице должны располагаться:</text:p>
      <text:list xml:id="list113334817991811" text:continue-numbering="true" text:style-name="WWNum1">
        <text:list-item>
          <text:list>
            <text:list-item>
              <text:list>
                <text:list-item>
                  <text:p text:style-name="P3">Тип - обязательное, возможен выбор одного значения из перечисления: Типы материала (см. пункт 3 ТЗ);</text:p>
                </text:list-item>
                <text:list-item>
                  <text:p text:style-name="P3">Категория - обязательное, выпадающий список категорий;</text:p>
                </text:list-item>
                <text:list-item>
                  <text:p text:style-name="P3">Название - строка, обязательное;</text:p>
                </text:list-item>
                <text:list-item>
                  <text:p text:style-name="P3">Авторы - необязательное, текстовое;</text:p>
                </text:list-item>
                <text:list-item>
                  <text:p text:style-name="P3">Описание - необязательное, многострочное;</text:p>
                </text:list-item>
                <text:list-item>
                  <text:p text:style-name="P4">кнопка “Добавить” - при клике должна происходить валидация формы и если нет ошибок то материал должен сохраниться;</text:p>
                </text:list-item>
              </text:list>
            </text:list-item>
            <text:list-item>
              <text:p text:style-name="P15"><text:bookmark text:name="_o5fv04d1aod0"/>Страница просмотра материала</text:p>
            </text:list-item>
          </text:list>
        </text:list-item>
      </text:list>
      <text:p text:style-name="P2">На данной странице должны располагаться:</text:p>
      <text:list xml:id="list113335252139957" text:continue-numbering="true" text:style-name="WWNum1">
        <text:list-item>
          <text:list>
            <text:list-item>
              <text:list>
                <text:list-item>
                  <text:p text:style-name="P3">Заголовок по шаблону: %название% </text:p>
                </text:list-item>
                <text:list-item>
                  <text:p text:style-name="P3">Автор;</text:p>
                </text:list-item>
                <text:list-item>
                  <text:p text:style-name="P3">Тип;</text:p>
                </text:list-item>
                <text:list-item>
                  <text:p text:style-name="P3">Категория;</text:p>
                </text:list-item>
                <text:list-item>
                  <text:p text:style-name="P3">описание;</text:p>
                </text:list-item>
                <text:list-item>
                  <text:p text:style-name="P3">блок “Теги”:</text:p>
                  <text:list>
                    <text:list-item>
                      <text:p text:style-name="P7">панель добавления тега, состоит из:</text:p>
                      <text:list>
                        <text:list-item>
                          <text:p text:style-name="P9">поле “название тега” - обязательное, выпадающий список из тегов;</text:p>
                        </text:list-item>
                        <text:list-item>
                          <text:p text:style-name="P9">кнопка “добавить” - при клике должна происходить валидация, если успешно до должен добавиться тег к материалу;</text:p>
                        </text:list-item>
                      </text:list>
                    </text:list-item>
                    <text:list-item>
                      <text:p text:style-name="P7">список добавленных тегов, где каждый элемент состоит из:</text:p>
                      <text:list>
                        <text:list-item>
                          <text:p text:style-name="P9">название в виде ссылки - при клике должна открываться страница просмотра материалов с поиском по выбранному тегу;</text:p>
                        </text:list-item>
                        <text:list-item>
                          <text:p text:style-name="P9">кнопка удаления тега - при клике должно запрашиваться подтверждение удаления, в случае подтверждения тег должен удалиться;</text:p>
                        </text:list-item>
                      </text:list>
                    </text:list-item>
                  </text:list>
                </text:list-item>
                <text:list-item>
                  <text:p text:style-name="P3">блок Ссылки:</text:p>
                  <text:list>
                    <text:list-item>
                      <text:p text:style-name="P7">кнопка “Добавить” - при клике должен появиться диалог добавления ссылки;</text:p>
                    </text:list-item>
                    <text:list-item>
                      <text:p text:style-name="P7">диалог добавления и редактирования ссылки, состоит из:</text:p>
                      <text:list>
                        <text:list-item>
                          <text:p text:style-name="P9">Подпись ссылки - не обязательное;</text:p>
                        </text:list-item>
                        <text:list-item>
                          <text:p text:style-name="P9">Ссылка <text:s/>- обязательное, в формате url;</text:p>
                        </text:list-item>
                        <text:list-item>
                          <text:p text:style-name="P9"><text:soft-page-break/>кнопка “Добавить” - при клике должна происходить валидация данных и в случае успеха должна добавится ссылка к материалу;</text:p>
                        </text:list-item>
                        <text:list-item>
                          <text:p text:style-name="P9">кнопка “Закрыть” - при клике должно закрываться диалоговое окно;</text:p>
                        </text:list-item>
                      </text:list>
                    </text:list-item>
                    <text:list-item>
                      <text:p text:style-name="P7">список ссылок, где каждый элемент состоит из:</text:p>
                      <text:list>
                        <text:list-item>
                          <text:p text:style-name="P9">подпись в виде ссылки (если подпись не задана, то должна выводиться ссылка);</text:p>
                        </text:list-item>
                        <text:list-item>
                          <text:p text:style-name="P9">кнопка редактирования - при клике должен открываться диалог добавления и редактирования ссылки;</text:p>
                        </text:list-item>
                        <text:list-item>
                          <text:p text:style-name="P10">кнопка удаления ссылки - при клике должно запрашиваться подтверждение удаления, в случае подтверждения ссылка должна удаляться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bookmark text:name="_bc9qbrxrn1r"/>Страница списка тегов</text:p>
            </text:list-item>
          </text:list>
        </text:list-item>
      </text:list>
      <text:p text:style-name="P2">На данной странице должны располагаться:</text:p>
      <text:list xml:id="list113335167493605" text:continue-numbering="true" text:style-name="WWNum1">
        <text:list-item>
          <text:list>
            <text:list-item>
              <text:list>
                <text:list-item>
                  <text:p text:style-name="P3">кнопка “Добавить” - при клике должна открываться страница создания и редактирования тега;</text:p>
                </text:list-item>
                <text:list-item>
                  <text:p text:style-name="P3">список тегов, где каждый элемент состоит из:</text:p>
                  <text:list>
                    <text:list-item>
                      <text:p text:style-name="P7">название - название тега;</text:p>
                    </text:list-item>
                    <text:list-item>
                      <text:p text:style-name="P7">кнопка “Редактировать” - при клике должна открываться страница создания и редактирования тега;</text:p>
                    </text:list-item>
                    <text:list-item>
                      <text:p text:style-name="P8">кнопка “Удалить” - при клике должно запрашиваться подтверждение удаления, в случае подтверждения тег должен удалиться;</text:p>
                    </text:list-item>
                  </text:list>
                </text:list-item>
              </text:list>
            </text:list-item>
            <text:list-item>
              <text:p text:style-name="P15"><text:bookmark text:name="_7igk37nz6pdj"/>Страница создания и редактирования тега</text:p>
            </text:list-item>
          </text:list>
        </text:list-item>
      </text:list>
      <text:p text:style-name="P2">На данной странице должны располагаться:</text:p>
      <text:list xml:id="list113335507713844" text:continue-numbering="true" text:style-name="WWNum1">
        <text:list-item>
          <text:list>
            <text:list-item>
              <text:list>
                <text:list-item>
                  <text:p text:style-name="P3">поле “Название” - обязательное;</text:p>
                </text:list-item>
                <text:list-item>
                  <text:p text:style-name="P4">кнопка “Добавить” - при клике должна происходить валидация данных, если успешна, то тег должен сохраниться и открыться страница списка тегов;</text:p>
                </text:list-item>
              </text:list>
            </text:list-item>
            <text:list-item>
              <text:p text:style-name="P15"><text:bookmark text:name="_64hoky28tl5g"/>Страница списка категорий</text:p>
            </text:list-item>
          </text:list>
        </text:list-item>
      </text:list>
      <text:p text:style-name="P2">На данной странице должны располагаться:</text:p>
      <text:list xml:id="list113335570117093" text:continue-numbering="true" text:style-name="WWNum1">
        <text:list-item>
          <text:list>
            <text:list-item>
              <text:list>
                <text:list-item>
                  <text:p text:style-name="P3">кнопка “Добавить” - при клике должна открываться страница создания и редактирования категории;</text:p>
                </text:list-item>
                <text:list-item>
                  <text:p text:style-name="P3">список категорий, где каждый элемент состоит из:</text:p>
                  <text:list>
                    <text:list-item>
                      <text:p text:style-name="P7">название - название категории;</text:p>
                    </text:list-item>
                    <text:list-item>
                      <text:p text:style-name="P7">кнопка “Редактировать” - при клике должна открываться страница создания и редактирования категории;</text:p>
                    </text:list-item>
                    <text:list-item>
                      <text:p text:style-name="P8">кнопка “Удалить” - при клике должно запрашиваться подтверждение удаления, в случае подтверждения категория должна удалиться;</text:p>
                    </text:list-item>
                  </text:list>
                </text:list-item>
              </text:list>
            </text:list-item>
            <text:list-item>
              <text:p text:style-name="P15"><text:bookmark text:name="_tbzwh9v49ec8"/>Страница создания и редактирования категория</text:p>
            </text:list-item>
          </text:list>
        </text:list-item>
      </text:list>
      <text:p text:style-name="P2">На данной странице должны располагаться:</text:p>
      <text:list xml:id="list113334142016530" text:continue-numbering="true" text:style-name="WWNum1">
        <text:list-item>
          <text:list>
            <text:list-item>
              <text:list>
                <text:list-item>
                  <text:p text:style-name="P3"><text:soft-page-break/>поле “Название” - обязательное;</text:p>
                </text:list-item>
                <text:list-item>
                  <text:p text:style-name="P4">кнопка “Добавить” - при клике должна происходить валидация данных, если успешна, то категория должна сохраниться и открыться страница списка категорий;</text:p>
                </text:list-item>
              </text:list>
            </text:list-item>
          </text:list>
        </text:list-item>
        <text:list-item>
          <text:p text:style-name="P13"><text:bookmark text:name="_uwhtaafsjm9j"/>Не функциональные требования</text:p>
          <text:list>
            <text:list-item>
              <text:p text:style-name="P11">выполнять задание можно на Yii2, Laravel или чистом PHP;</text:p>
            </text:list-item>
            <text:list-item>
              <text:p text:style-name="P11">версию PHP использовать не менее версии 7.4;</text:p>
            </text:list-item>
            <text:list-item>
              <text:p text:style-name="P11">в качестве базы данных можно использовать MySql или PostgreSql;</text:p>
            </text:list-item>
            <text:list-item>
              <text:p text:style-name="P11">в работе нужно использоваться систему версионирования кода Git (<text:a xlink:type="simple" xlink:href="https://about.gitlab.com/" text:style-name="ListLabel_20_10" text:visited-style-name="ListLabel_20_10"><text:span text:style-name="T1">gitlab.com</text:span></text:a> ,<text:a xlink:type="simple" xlink:href="https://github.com/" text:style-name="ListLabel_20_10" text:visited-style-name="ListLabel_20_10"><text:span text:style-name="T1">github.com</text:span></text:a>, <text:a xlink:type="simple" xlink:href="https://bitbucket.org/" text:style-name="ListLabel_20_10" text:visited-style-name="ListLabel_20_10"><text:span text:style-name="T1">bitbucket.org</text:span></text:a>);</text:p>
            </text:list-item>
            <text:list-item>
              <text:p text:style-name="P11">Приветствуется наличие развернутой версии на хостинге и/или описание по развертыванию проекта.</text:p>
              <text:list>
                <text:list-item>
                  <text:p text:style-name="P4">Так же приветствуется заполнение проекта тестовыми данными для демонстрации отображения;</text:p>
                </text:list-item>
              </text:list>
            </text:list-item>
          </text:list>
        </text:list-item>
        <text:list-item>
          <text:p text:style-name="P13"><text:bookmark text:name="_6pcp98e0sbg5"/>Перечисления</text:p>
          <text:list>
            <text:list-item>
              <text:p text:style-name="P11">Типы материала</text:p>
              <text:list>
                <text:list-item>
                  <text:p text:style-name="P3">Книга</text:p>
                </text:list-item>
                <text:list-item>
                  <text:p text:style-name="P3">Статья</text:p>
                </text:list-item>
                <text:list-item>
                  <text:p text:style-name="P3">Видео</text:p>
                </text:list-item>
                <text:list-item>
                  <text:p text:style-name="P3">Сайт/Блог</text:p>
                </text:list-item>
                <text:list-item>
                  <text:p text:style-name="P3">Подборка</text:p>
                </text:list-item>
                <text:list-item>
                  <text:p text:style-name="P5">Ключевые идеи книги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4" meta:word-count="736" meta:character-count="5487" meta:non-whitespace-character-count="4925"/>
    <meta:generator>LibreOfficeDev/6.0.5.2$Linux_X86_64 LibreOffice_project/</meta:generator>
  </office:meta>
</office:document-meta>
</file>